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9566" officeooo:paragraph-rsid="0010a30a"/>
    </style:style>
    <style:style style:name="P2" style:family="paragraph" style:parent-style-name="Standard">
      <style:text-properties officeooo:rsid="001d9566" officeooo:paragraph-rsid="0010a30a"/>
    </style:style>
    <style:style style:name="P3" style:family="paragraph" style:parent-style-name="Standard">
      <style:paragraph-properties fo:text-align="end" style:justify-single-word="false"/>
      <style:text-properties officeooo:rsid="0018998f" officeooo:paragraph-rsid="0010a30a"/>
    </style:style>
    <style:style style:name="P4" style:family="paragraph" style:parent-style-name="Standard">
      <style:paragraph-properties fo:text-align="center" style:justify-single-word="false"/>
      <style:text-properties officeooo:rsid="0018998f" officeooo:paragraph-rsid="0010a30a"/>
    </style:style>
    <style:style style:name="P5" style:family="paragraph" style:parent-style-name="Standard">
      <style:text-properties officeooo:rsid="0018998f" officeooo:paragraph-rsid="0010a30a"/>
    </style:style>
    <style:style style:name="P6" style:family="paragraph" style:parent-style-name="Standard">
      <style:paragraph-properties fo:text-align="end" style:justify-single-word="false"/>
      <style:text-properties officeooo:rsid="0023e339" officeooo:paragraph-rsid="0010a30a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officeooo:paragraph-rsid="0010a30a" style:font-size-asian="10pt" style:font-size-complex="10pt"/>
    </style:style>
    <style:style style:name="P9" style:family="paragraph" style:parent-style-name="Standard">
      <style:text-properties fo:font-size="10pt" officeooo:rsid="0010a30a" officeooo:paragraph-rsid="0010a30a" style:font-size-asian="10pt" style:font-size-complex="10pt"/>
    </style:style>
    <style:style style:name="P10" style:family="paragraph" style:parent-style-name="Standard">
      <style:text-properties fo:font-size="10pt" officeooo:paragraph-rsid="00126ba6" style:font-size-asian="10pt" style:font-size-complex="10pt"/>
    </style:style>
    <style:style style:name="P11" style:family="paragraph" style:parent-style-name="Standard">
      <style:text-properties officeooo:paragraph-rsid="0012963b"/>
    </style:style>
    <style:style style:name="P12" style:family="paragraph" style:parent-style-name="Standard">
      <style:text-properties officeooo:paragraph-rsid="00150b1d"/>
    </style:style>
    <style:style style:name="P13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paragraph-rsid="0010a30a" style:font-size-asian="10pt" style:font-size-complex="10pt"/>
    </style:style>
    <style:style style:name="P15" style:family="paragraph" style:parent-style-name="Standard">
      <style:paragraph-properties fo:break-before="page"/>
      <style:text-properties officeooo:paragraph-rsid="00150b1d"/>
    </style:style>
    <style:style style:name="P16" style:family="paragraph" style:parent-style-name="Standard">
      <style:paragraph-properties fo:break-before="page"/>
      <style:text-properties officeooo:paragraph-rsid="0012963b"/>
    </style:style>
    <style:style style:name="T1" style:family="text">
      <style:text-properties officeooo:rsid="00243673"/>
    </style:style>
    <style:style style:name="T2" style:family="text">
      <style:text-properties officeooo:rsid="001d9566"/>
    </style:style>
    <style:style style:name="T3" style:family="text">
      <style:text-properties officeooo:rsid="0010a30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2963b" style:font-size-asian="10pt" style:font-size-complex="10pt"/>
    </style:style>
    <style:style style:name="T6" style:family="text">
      <style:text-properties officeooo:rsid="001296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1</text:span> de Octubre 2018</text:p>
      <text:p text:style-name="P3"/>
      <text:p text:style-name="P3">Francisco Javier <text:span text:style-name="T1">Sánchez</text:span> Temprano <text:span text:style-name="T2">#6481</text:span></text:p>
      <text:p text:style-name="P3"/>
      <text:p text:style-name="P6">LMSXI</text:p>
      <text:p text:style-name="P3"/>
      <text:p text:style-name="P3"/>
      <text:p text:style-name="P4"><text:span text:style-name="T1">Boletín</text:span> <text:span text:style-name="T3">4</text:span></text:p>
      <text:p text:style-name="P5"/>
      <text:p text:style-name="P2"/>
      <text:p text:style-name="Standard"><text:span text:style-name="T3">A) </text:span>Los siguientes documentos no son válidos porque contienen uno o dos errores (los errores no están</text:p>
      <text:p text:style-name="Standard">en la DTD interna). Corrige los errores y comprueba que ya son documentos válidos.</text:p>
      <text:p text:style-name="P7"/>
      <text:p text:style-name="P8">1.Números</text:p>
      <text:p text:style-name="P8"/>
      <text:p text:style-name="P7">&lt;?xml version="1.0" encoding="UTF-8"?&gt;</text:p>
      <text:p text:style-name="P7">&lt;!DOCTYPE numeros [</text:p>
      <text:p text:style-name="P7">&lt;!ELEMENT numeros (#PCDATA)&gt;</text:p>
      <text:p text:style-name="P7">]&gt;</text:p>
      <text:p text:style-name="P7">&lt;numeros&gt;</text:p>
      <text:p text:style-name="P9">25</text:p>
      <text:p text:style-name="P7">&lt;/numeros&gt;</text:p>
      <text:p text:style-name="P7"/>
      <text:p text:style-name="P7"/>
      <text:p text:style-name="P7">2. Letras</text:p>
      <text:p text:style-name="P7"/>
      <text:p text:style-name="P7">&lt;?xml version="1.0" encoding="UTF-8"?&gt;</text:p>
      <text:p text:style-name="P7">&lt;!DOCTYPE letras [</text:p>
      <text:p text:style-name="P7">&lt;!ELEMENT letras (letra)&gt;</text:p>
      <text:p text:style-name="P7">&lt;!ELEMENT letra (#PCDATA)&gt;</text:p>
      <text:p text:style-name="P7">]&gt;</text:p>
      <text:p text:style-name="P7">&lt;letras&gt;</text:p>
      <text:p text:style-name="P7">&lt;letra&gt;m&lt;/letra&gt;</text:p>
      <text:p text:style-name="P7">&lt;/letras&gt;</text:p>
      <text:p text:style-name="P7"/>
      <text:p text:style-name="P7"/>
      <text:p text:style-name="P7">3. Colores</text:p>
      <text:p text:style-name="P7"/>
      <text:p text:style-name="P7">&lt;?xml version="1.0" encoding="UTF-8"?&gt;</text:p>
      <text:p text:style-name="P7">&lt;!DOCTYPE colores [</text:p>
      <text:p text:style-name="P7">&lt;!ELEMENT colores (color*)&gt;</text:p>
      <text:p text:style-name="P7">&lt;!ELEMENT color (#PCDATA)&gt;</text:p>
      <text:p text:style-name="P7">]&gt;</text:p>
      <text:p text:style-name="P7">&lt;colores&gt;</text:p>
      <text:p text:style-name="P7">&lt;color&gt;azul marino&lt;/color&gt;</text:p>
      <text:p text:style-name="P7">&lt;color&gt;negro&lt;/color&gt;</text:p>
      <text:p text:style-name="P7">&lt;color&gt;amarillo&lt;/color&gt;</text:p>
      <text:p text:style-name="P7">&lt;/colores&gt;</text:p>
      <text:p text:style-name="P7"/>
      <text:p text:style-name="P7"/>
      <text:p text:style-name="P13"/>
      <text:p text:style-name="P7">4. Flores</text:p>
      <text:p text:style-name="P7"/>
      <text:p text:style-name="P7">&lt;?xml version="1.0" encoding="UTF-8"?&gt;</text:p>
      <text:p text:style-name="P7">&lt;!DOCTYPE flores [</text:p>
      <text:p text:style-name="P7">&lt;!ELEMENT flores (flor+)&gt;</text:p>
      <text:p text:style-name="P7">&lt;!ELEMENT flor (#PCDATA)&gt;</text:p>
      <text:p text:style-name="P7">]&gt;</text:p>
      <text:p text:style-name="P7">&lt;flores&gt;</text:p>
      <text:p text:style-name="P7">&lt;flor&gt;rosa</text:p>
      <text:p text:style-name="P7">&lt;/flor&gt;</text:p>
      <text:p text:style-name="P7">&lt;/flores&gt;</text:p>
      <text:p text:style-name="P7"/>
      <text:p text:style-name="P7"/>
      <text:p text:style-name="P7">5. Animales</text:p>
      <text:p text:style-name="P7"/>
      <text:p text:style-name="P7">&lt;?xml version="1.0" encoding="UTF-8"?&gt;</text:p>
      <text:p text:style-name="P7">&lt;!DOCTYPE animales [</text:p>
      <text:p text:style-name="P7">&lt;!ELEMENT animales (animal*)&gt;</text:p>
      <text:p text:style-name="P7">&lt;!ELEMENT animal (#PCDATA)&gt;</text:p>
      <text:p text:style-name="P7">]&gt;</text:p>
      <text:p text:style-name="P7">&lt;animales&gt;</text:p>
      <text:p text:style-name="P7">&lt;animal&gt;Caniche&lt;/animal&gt;</text:p>
      <text:p text:style-name="P7">&lt;animal&gt;Siamés&lt;/animal&gt;</text:p>
      <text:p text:style-name="P7">&lt;/animales&gt;</text:p>
      <text:p text:style-name="P7"/>
      <text:p text:style-name="P7"/>
      <text:p text:style-name="P7">6. Escritores</text:p>
      <text:p text:style-name="P7"/>
      <text:p text:style-name="P7">&lt;?xml version="1.0" encoding="UTF-8"?&gt;</text:p>
      <text:p text:style-name="P7">&lt;!DOCTYPE escritores [</text:p>
      <text:p text:style-name="P7">&lt;!ELEMENT escritores</text:p>
      <text:p text:style-name="P7">(escritor*)&gt;</text:p>
      <text:p text:style-name="P7">&lt;!ELEMENT escritor (nombre,</text:p>
      <text:p text:style-name="P7">nacimiento)&gt;</text:p>
      <text:p text:style-name="P7">&lt;!ELEMENT nombre (#PCDATA)&gt;</text:p>
      <text:p text:style-name="P7">&lt;!ELEMENT nacimiento (#PCDATA)&gt;</text:p>
      <text:p text:style-name="P7">]&gt;</text:p>
      <text:p text:style-name="P7">&lt;escritores&gt;</text:p>
      <text:p text:style-name="P7">&lt;escritor&gt;</text:p>
      <text:p text:style-name="P7">&lt;nombre&gt;Mario Vargas</text:p>
      <text:p text:style-name="P7">LLosa&lt;/nombre&gt;</text:p>
      <text:p text:style-name="P7">&lt;nacimiento&gt;28 de marzo de</text:p>
      <text:p text:style-name="P7">1936&lt;/nacimiento&gt;</text:p>
      <text:p text:style-name="P7">&lt;/escritor&gt;</text:p>
      <text:p text:style-name="P7">&lt;escritor&gt;</text:p>
      <text:p text:style-name="P7">&lt;nombre&gt;Milan Kundera&lt;/nombre&gt;</text:p>
      <text:p text:style-name="P7">&lt;nacimiento&gt;1 de abril de</text:p>
      <text:p text:style-name="P7">1929&lt;/nacimiento&gt;</text:p>
      <text:p text:style-name="P7">&lt;/escritor&gt;</text:p>
      <text:p text:style-name="P7">&lt;/escritores&gt;</text:p>
      <text:p text:style-name="P7"/>
      <text:p text:style-name="P13">7. Músicos</text:p>
      <text:p text:style-name="P7"/>
      <text:p text:style-name="P7"/>
      <text:p text:style-name="P8">&lt;?xml version="1.0" encoding="UTF-8"?&gt;</text:p>
      <text:p text:style-name="P8">&lt;!DOCTYPE musicos [</text:p>
      <text:p text:style-name="P8">&lt;!ELEMENT musicos (musico*)&gt;</text:p>
      <text:p text:style-name="P8">&lt;!ELEMENT musico ((nombre | apodo), fechaNacimiento)&gt;</text:p>
      <text:p text:style-name="P8">&lt;!ELEMENT nombre (#PCDATA)&gt;</text:p>
      <text:p text:style-name="P8">&lt;!ELEMENT apodo (#PCDATA)&gt;</text:p>
      <text:p text:style-name="P8">&lt;!ELEMENT fechaNacimiento (#PCDATA)&gt;</text:p>
      <text:p text:style-name="P8">]&gt;</text:p>
      <text:p text:style-name="P8">&lt;musicos&gt;</text:p>
      <text:p text:style-name="P8">&lt;musico&gt;</text:p>
      <text:p text:style-name="P8">&lt;nombre&gt;Antonio Vivaldi&lt;/nombre&gt;</text:p>
      <text:p text:style-name="P8">&lt;fechaNacimiento&gt;4 de marzo de</text:p>
      <text:p text:style-name="P8">1678&lt;/fechaNacimiento&gt;</text:p>
      <text:p text:style-name="P8">&lt;/musico&gt;</text:p>
      <text:p text:style-name="P8">&lt;musico&gt;</text:p>
      <text:p text:style-name="P8">&lt;apodo&gt;El viejo peluca&lt;/apodo&gt;</text:p>
      <text:p text:style-name="P8">&lt;fechaNacimiento&gt;21 de marzo de 1685&lt;/fechaNacimiento&gt;</text:p>
      <text:p text:style-name="P8">&lt;/musico&gt;</text:p>
      <text:p text:style-name="P8">&lt;/musicos&gt;</text:p>
      <text:p text:style-name="P8"/>
      <text:p text:style-name="P8"/>
      <text:p text:style-name="P8">8. Teléfonos de emergencia</text:p>
      <text:p text:style-name="P8"/>
      <text:p text:style-name="P8">&lt;?xml version="1.0" encoding="UTF-8"?&gt;</text:p>
      <text:p text:style-name="P8">&lt;!DOCTYPE agenda [</text:p>
      <text:p text:style-name="P8">&lt;!ELEMENT agenda (contacto*)&gt;</text:p>
      <text:p text:style-name="P8">&lt;!ELEMENT contacto (nombre, telefonoFijo*, telefonoMovil+)&gt;</text:p>
      <text:p text:style-name="P8">&lt;!ELEMENT nombre (#PCDATA)&gt;</text:p>
      <text:p text:style-name="P8">&lt;!ELEMENT telefonoFijo (#PCDATA)&gt;</text:p>
      <text:p text:style-name="P8">&lt;!ELEMENT telefonoMovil (#PCDATA)&gt;</text:p>
      <text:p text:style-name="P8">]&gt;</text:p>
      <text:p text:style-name="P8">&lt;agenda&gt;</text:p>
      <text:p text:style-name="P8">&lt;contacto&gt;</text:p>
      <text:p text:style-name="P8">&lt;nombre&gt;Ayuntamiento&lt;/nombre&gt;</text:p>
      <text:p text:style-name="P8">&lt;telefonoFijo&gt;010&lt;/telefonoFijo&gt;</text:p>
      <text:p text:style-name="P8">&lt;telefonoMovil&gt;Desconocido&lt;/telefonoMovil&gt;</text:p>
      <text:p text:style-name="P8">&lt;/contacto&gt;</text:p>
      <text:p text:style-name="P8">&lt;contacto&gt;</text:p>
      <text:p text:style-name="P8">&lt;nombre&gt;Emergencias&lt;/nombre&gt;</text:p>
      <text:p text:style-name="P8">&lt;telefonoFijo&gt;112 (Unión Europea)&lt;/telefonoFijo&gt;</text:p>
      <text:p text:style-name="P8">&lt;telefonoFijo&gt;911 (Estados Unidos)&lt;/telefonoFijo&gt;</text:p>
      <text:p text:style-name="P8">&lt;telefonoMovil&gt;Desconocido&lt;/telefonoMovil&gt;</text:p>
      <text:p text:style-name="P8">&lt;/contacto&gt;</text:p>
      <text:p text:style-name="P8">&lt;/agenda&gt;</text:p>
      <text:p text:style-name="P8"/>
      <text:p text:style-name="P8"/>
      <text:p text:style-name="P14">9. El sistema solar</text:p>
      <text:p text:style-name="P8"/>
      <text:p text:style-name="P10">&lt;?xml version="1.0" encoding="UTF-8"?&gt;</text:p>
      <text:p text:style-name="P10">&lt;!DOCTYPE sistemaSolar [</text:p>
      <text:p text:style-name="P10">&lt;!ELEMENT sistemaSolar (cuerpo*)&gt;</text:p>
      <text:p text:style-name="P10">&lt;!ELEMENT cuerpo ((planeta|satelite|asteroide)+)&gt;</text:p>
      <text:p text:style-name="P10">&lt;!ELEMENT planeta (#PCDATA)&gt;</text:p>
      <text:p text:style-name="P10">&lt;!ELEMENT satelite (#PCDATA)&gt;</text:p>
      <text:p text:style-name="P10">&lt;!ELEMENT asteroide (#PCDATA)&gt;</text:p>
      <text:p text:style-name="P10">]&gt;</text:p>
      <text:p text:style-name="P10">&lt;sistemaSolar&gt;</text:p>
      <text:p text:style-name="P10">&lt;cuerpo&gt;</text:p>
      <text:p text:style-name="P10">&lt;planeta&gt;Tierra&lt;/planeta&gt;</text:p>
      <text:p text:style-name="P10">&lt;satelite&gt;Luna&lt;/satelite&gt;</text:p>
      <text:p text:style-name="P10">&lt;asteroide&gt;Ceres&lt;/asteroide&gt;</text:p>
      <text:p text:style-name="P10">&lt;/cuerpo&gt;</text:p>
      <text:p text:style-name="P10">&lt;/sistemaSolar&gt;</text:p>
      <text:p text:style-name="P10"/>
      <text:p text:style-name="P10"/>
      <text:p text:style-name="P11"><text:span text:style-name="T6">B) </text:span><text:span text:style-name="T4">Corrige los errores </text:span><text:span text:style-name="T5">en los DTD </text:span><text:span text:style-name="T4">y comprueba que ya son documentos válidos.</text:span></text:p>
      <text:p text:style-name="P11"><text:span text:style-name="T4"/></text:p>
      <text:p text:style-name="P11"><text:span text:style-name="T4">1. Números</text:span></text:p>
      <text:p text:style-name="P11"><text:span text:style-name="T4"/></text:p>
      <text:p text:style-name="P11"><text:span text:style-name="T4">&lt;?xml version="1.0" encoding="UTF-8"?&gt;</text:span></text:p>
      <text:p text:style-name="P11"><text:span text:style-name="T4">&lt;!DOCTYPE numeros [</text:span></text:p>
      <text:p text:style-name="P11"><text:span text:style-name="T4">&lt;!ELEMENT numeros (numero)&gt;</text:span></text:p>
      <text:p text:style-name="P11"><text:span text:style-name="T4">&lt;!ELEMENT numero (#PCDATA)&gt;</text:span></text:p>
      <text:p text:style-name="P11"><text:span text:style-name="T4">]&gt;</text:span></text:p>
      <text:p text:style-name="P11"><text:span text:style-name="T4">&lt;numeros&gt;</text:span></text:p>
      <text:p text:style-name="P11"><text:span text:style-name="T4">&lt;numero&gt;25&lt;/numero&gt;</text:span></text:p>
      <text:p text:style-name="P11"><text:span text:style-name="T4">&lt;/numeros&gt;</text:span></text:p>
      <text:p text:style-name="P11"><text:span text:style-name="T4"/></text:p>
      <text:p text:style-name="P11"><text:span text:style-name="T4"/></text:p>
      <text:p text:style-name="P11"><text:span text:style-name="T4">2. Letras</text:span></text:p>
      <text:p text:style-name="P11"><text:span text:style-name="T4"/></text:p>
      <text:p text:style-name="P11"><text:span text:style-name="T4">&lt;?xml version="1.0" encoding="UTF-8"?&gt;</text:span></text:p>
      <text:p text:style-name="P11"><text:span text:style-name="T4">&lt;!DOCTYPE letras [</text:span></text:p>
      <text:p text:style-name="P11"><text:span text:style-name="T4">&lt;!ELEMENT letras (letra+)&gt;</text:span></text:p>
      <text:p text:style-name="P11"><text:span text:style-name="T4">&lt;!ELEMENT letra (#PCDATA)&gt;</text:span></text:p>
      <text:p text:style-name="P11"><text:span text:style-name="T4">]&gt;</text:span></text:p>
      <text:p text:style-name="P11"><text:span text:style-name="T4">&lt;letras&gt;</text:span></text:p>
      <text:p text:style-name="P11"><text:span text:style-name="T4">&lt;letra&gt;m&lt;/letra&gt;</text:span></text:p>
      <text:p text:style-name="P11"><text:span text:style-name="T4">&lt;letra&gt;uve doble&lt;/letra&gt;</text:span></text:p>
      <text:p text:style-name="P11"><text:span text:style-name="T4">&lt;/letras&gt;</text:span></text:p>
      <text:p text:style-name="P11"><text:span text:style-name="T4"/></text:p>
      <text:p text:style-name="P11"><text:span text:style-name="T4"/></text:p>
      <text:p text:style-name="P11"><text:span text:style-name="T4">3. Colores</text:span></text:p>
      <text:p text:style-name="P11"><text:span text:style-name="T4"/></text:p>
      <text:p text:style-name="P11"><text:span text:style-name="T4">&lt;?xml version="1.0" encoding="UTF-8"?&gt;</text:span></text:p>
      <text:p text:style-name="P11"><text:span text:style-name="T4">&lt;!DOCTYPE colores [</text:span></text:p>
      <text:p text:style-name="P11"><text:span text:style-name="T4">&lt;!ELEMENT colores (color*)&gt;</text:span></text:p>
      <text:p text:style-name="P11"><text:span text:style-name="T4">&lt;!ELEMENT color (#PCDATA)&gt;</text:span></text:p>
      <text:p text:style-name="P11"><text:span text:style-name="T4">]&gt;</text:span></text:p>
      <text:p text:style-name="P11"><text:span text:style-name="T4">&lt;colores&gt;</text:span></text:p>
      <text:p text:style-name="P11"><text:span text:style-name="T4">&lt;color&gt;azul marino&lt;/color&gt;</text:span></text:p>
      <text:p text:style-name="P11"><text:span text:style-name="T4">negro</text:span></text:p>
      <text:p text:style-name="P11"><text:span text:style-name="T4">&lt;color&gt;amarillo&lt;/color&gt;</text:span></text:p>
      <text:p text:style-name="P11"><text:span text:style-name="T4">&lt;/colores&gt;</text:span></text:p>
      <text:p text:style-name="P11"><text:soft-page-break/><text:span text:style-name="T4">4. Flores</text:span></text:p>
      <text:p text:style-name="P11"><text:span text:style-name="T4"/></text:p>
      <text:p text:style-name="P11"><text:span text:style-name="T4"/></text:p>
      <text:p text:style-name="P11"><text:span text:style-name="T4">&lt;?xml version="1.0" encoding="UTF-8"?&gt;</text:span></text:p>
      <text:p text:style-name="P11"><text:span text:style-name="T4">&lt;!DOCTYPE flores [</text:span></text:p>
      <text:p text:style-name="P11"><text:span text:style-name="T4">&lt;!ELEMENT flores (flor*)&gt;</text:span></text:p>
      <text:p text:style-name="P11"><text:span text:style-name="T4">&lt;!ELEMENT flor (#PCDATA)&gt;</text:span></text:p>
      <text:p text:style-name="P11"><text:span text:style-name="T4">]&gt;</text:span></text:p>
      <text:p text:style-name="P11"><text:span text:style-name="T4">&lt;flores&gt;</text:span></text:p>
      <text:p text:style-name="P11"><text:span text:style-name="T4">&lt;/flores&gt;</text:span></text:p>
      <text:p text:style-name="P11"><text:span text:style-name="T4"/></text:p>
      <text:p text:style-name="P11"><text:span text:style-name="T4"/></text:p>
      <text:p text:style-name="P11"><text:span text:style-name="T4">5. Animales</text:span></text:p>
      <text:p text:style-name="P11"><text:span text:style-name="T4"/></text:p>
      <text:p text:style-name="P11"><text:span text:style-name="T4">&lt;?xml version="1.0" encoding="UTF-8"?&gt;</text:span></text:p>
      <text:p text:style-name="P11"><text:span text:style-name="T4">&lt;!DOCTYPE animales [</text:span></text:p>
      <text:p text:style-name="P11"><text:span text:style-name="T4">&lt;!ELEMENT animales (perro*, gato*)&gt;</text:span></text:p>
      <text:p text:style-name="P11"><text:span text:style-name="T4">&lt;!ELEMENT perro (#PCDATA)&gt;</text:span></text:p>
      <text:p text:style-name="P11"><text:span text:style-name="T4">&lt;!ELEMENT gato (#PCDATA)&gt;</text:span></text:p>
      <text:p text:style-name="P11"><text:span text:style-name="T4">]&gt;</text:span></text:p>
      <text:p text:style-name="P11"><text:span text:style-name="T4">&lt;animales&gt;</text:span></text:p>
      <text:p text:style-name="P11"><text:span text:style-name="T4">&lt;perro&gt;Caniche&lt;/perro&gt;</text:span></text:p>
      <text:p text:style-name="P11"><text:span text:style-name="T4">&lt;gato&gt;Siamés&lt;/gato&gt;</text:span></text:p>
      <text:p text:style-name="P11"><text:span text:style-name="T4">&lt;/animales&gt;</text:span></text:p>
      <text:p text:style-name="P11"><text:span text:style-name="T4"/></text:p>
      <text:p text:style-name="P11"><text:span text:style-name="T4"/></text:p>
      <text:p text:style-name="P11"><text:span text:style-name="T4">6. Escritores</text:span></text:p>
      <text:p text:style-name="P11"><text:span text:style-name="T4"/></text:p>
      <text:p text:style-name="P11"><text:span text:style-name="T4">&lt;?xml version="1.0" encoding="UTF-8"?&gt;</text:span></text:p>
      <text:p text:style-name="P11"><text:span text:style-name="T4">&lt;!DOCTYPE escritores [</text:span></text:p>
      <text:p text:style-name="P11"><text:span text:style-name="T4">&lt;!ELEMENT escritores (escritor*)&gt;</text:span></text:p>
      <text:p text:style-name="P11"><text:span text:style-name="T4">&lt;!ELEMENT escritor ((nombre, nacimiento) |(nacimiento, nombre))&gt;</text:span></text:p>
      <text:p text:style-name="P11"><text:span text:style-name="T4">&lt;!ELEMENT nombre (#PCDATA)&gt;</text:span></text:p>
      <text:p text:style-name="P11"><text:span text:style-name="T4">&lt;!ELEMENT nacimiento (#PCDATA)&gt;</text:span></text:p>
      <text:p text:style-name="P11"><text:span text:style-name="T4">]&gt;</text:span></text:p>
      <text:p text:style-name="P11"><text:span text:style-name="T4">&lt;escritores&gt;</text:span></text:p>
      <text:p text:style-name="P11"><text:span text:style-name="T4">&lt;escritor&gt;</text:span></text:p>
      <text:p text:style-name="P11"><text:span text:style-name="T4">&lt;nombre&gt;Mario Vargas LLosa&lt;/nombre&gt;</text:span></text:p>
      <text:p text:style-name="P11"><text:span text:style-name="T4">&lt;nacimiento&gt;28 de marzo de 1936&lt;/nacimiento&gt;</text:span></text:p>
      <text:p text:style-name="P11"><text:span text:style-name="T4">&lt;/escritor&gt;</text:span></text:p>
      <text:p text:style-name="P11"><text:span text:style-name="T4">&lt;escritor&gt;</text:span></text:p>
      <text:p text:style-name="P11"><text:span text:style-name="T4">&lt;nacimiento&gt;1 de abril de 1929&lt;/nacimiento&gt;</text:span></text:p>
      <text:p text:style-name="P11"><text:span text:style-name="T4">&lt;nombre&gt;Milan Kundera&lt;/nombre&gt;</text:span></text:p>
      <text:p text:style-name="P11"><text:span text:style-name="T4">&lt;/escritor&gt;</text:span></text:p>
      <text:p text:style-name="P11"><text:span text:style-name="T4">&lt;/escritores&gt;</text:span></text:p>
      <text:p text:style-name="P12"><text:span text:style-name="T4"/></text:p>
      <text:p text:style-name="P15"><text:span text:style-name="T4">7. Músicos</text:span></text:p>
      <text:p text:style-name="P11"><text:span text:style-name="T4"/></text:p>
      <text:p text:style-name="P11"><text:span text:style-name="T4">&lt;?xml version="1.0" encoding="UTF-8"?&gt;</text:span></text:p>
      <text:p text:style-name="P11"><text:span text:style-name="T4">&lt;!DOCTYPE musicos [</text:span></text:p>
      <text:p text:style-name="P11"><text:span text:style-name="T4">&lt;!ELEMENT musicos (musico*)&gt;</text:span></text:p>
      <text:p text:style-name="P11"><text:span text:style-name="T4">&lt;!ELEMENT musico (nombre, apodo, fechaNacimiento)&gt;</text:span></text:p>
      <text:p text:style-name="P11"><text:span text:style-name="T4">&lt;!ELEMENT nombre (#PCDATA)&gt;</text:span></text:p>
      <text:p text:style-name="P11"><text:span text:style-name="T4">&lt;!ELEMENT apodo (#PCDATA)&gt;</text:span></text:p>
      <text:p text:style-name="P11"><text:span text:style-name="T4">&lt;!ELEMENT fechaNacimiento (#PCDATA)&gt;</text:span></text:p>
      <text:p text:style-name="P11"><text:span text:style-name="T4">]&gt;</text:span></text:p>
      <text:p text:style-name="P11"><text:span text:style-name="T4">&lt;musicos&gt;</text:span></text:p>
      <text:p text:style-name="P11"><text:span text:style-name="T4">&lt;musico&gt;</text:span></text:p>
      <text:p text:style-name="P11"><text:span text:style-name="T4">&lt;nombre&gt;Antonio Vivaldi&lt;/nombre&gt;</text:span></text:p>
      <text:p text:style-name="P11"><text:span text:style-name="T4">&lt;apodo&gt;El cura pelirrojillo&lt;/apodo&gt;</text:span></text:p>
      <text:p text:style-name="P11"><text:span text:style-name="T4">&lt;fechaNacimiento&gt;4 de marzo de 1678&lt;/fechaNacimiento&gt;</text:span></text:p>
      <text:p text:style-name="P11"><text:span text:style-name="T4">&lt;/musico&gt;</text:span></text:p>
      <text:p text:style-name="P11"><text:span text:style-name="T4">&lt;musico&gt;</text:span></text:p>
      <text:p text:style-name="P11"><text:span text:style-name="T4">&lt;nombre&gt;Johann Sebastian Bach&lt;/nombre&gt;</text:span></text:p>
      <text:p text:style-name="P11"><text:span text:style-name="T4">&lt;apodo&gt;El viejo peluca&lt;/apodo&gt;</text:span></text:p>
      <text:p text:style-name="P11"><text:span text:style-name="T4">&lt;fechaNacimiento&gt;21 de marzo de 1685&lt;/fechaNacimiento&gt;</text:span></text:p>
      <text:p text:style-name="P11"><text:span text:style-name="T4">&lt;/musico&gt;</text:span></text:p>
      <text:p text:style-name="P11"><text:span text:style-name="T4">&lt;/musicos&gt;</text:span></text:p>
      <text:p text:style-name="P11"><text:span text:style-name="T4"/></text:p>
      <text:p text:style-name="P11"><text:span text:style-name="T4"/></text:p>
      <text:p text:style-name="P11"><text:span text:style-name="T4">8. Teléfonos de emergencia</text:span></text:p>
      <text:p text:style-name="P11"><text:span text:style-name="T4"/></text:p>
      <text:p text:style-name="P11"><text:span text:style-name="T4">&lt;?xml version="1.0" encoding="UTF-8"?&gt;</text:span></text:p>
      <text:p text:style-name="P11"><text:span text:style-name="T4">&lt;!DOCTYPE agenda [</text:span></text:p>
      <text:p text:style-name="P11"><text:span text:style-name="T4">&lt;!ELEMENT agenda (contacto*)&gt;</text:span></text:p>
      <text:p text:style-name="P11"><text:span text:style-name="T4">&lt;!ELEMENT contacto ( nombre, (telefonoFijo| telefonoMovil)*) &gt;</text:span></text:p>
      <text:p text:style-name="P11"><text:span text:style-name="T4">&lt;!ELEMENT nombre (#PCDATA)&gt;</text:span></text:p>
      <text:p text:style-name="P11"><text:span text:style-name="T4">&lt;!ELEMENT telefonoFijo (#PCDATA)&gt;</text:span></text:p>
      <text:p text:style-name="P11"><text:span text:style-name="T4">&lt;!ELEMENT telefonoMovil (#PCDATA)&gt;</text:span></text:p>
      <text:p text:style-name="P11"><text:span text:style-name="T4">]&gt;</text:span></text:p>
      <text:p text:style-name="P11"><text:span text:style-name="T4">&lt;agenda&gt;</text:span></text:p>
      <text:p text:style-name="P11"><text:span text:style-name="T4">&lt;contacto&gt;</text:span></text:p>
      <text:p text:style-name="P11"><text:span text:style-name="T4">&lt;nombre&gt;Ayuntamiento&lt;/nombre&gt;</text:span></text:p>
      <text:p text:style-name="P11"><text:span text:style-name="T4">&lt;telefonoFijo&gt;010&lt;/telefonoFijo&gt;</text:span></text:p>
      <text:p text:style-name="P11"><text:span text:style-name="T4">&lt;/contacto&gt;</text:span></text:p>
      <text:p text:style-name="P11"><text:span text:style-name="T4">&lt;contacto&gt;</text:span></text:p>
      <text:p text:style-name="P11"><text:span text:style-name="T4">&lt;nombre&gt;Emergencias&lt;/nombre&gt;</text:span></text:p>
      <text:p text:style-name="P11"><text:span text:style-name="T4">&lt;telefonoFijo&gt;112 (Unión Europea)&lt;/telefonoFijo&gt;</text:span></text:p>
      <text:p text:style-name="P11"><text:span text:style-name="T4">&lt;telefonoMovil&gt;Desconocido&lt;/telefonoMovil&gt;</text:span></text:p>
      <text:p text:style-name="P11"><text:span text:style-name="T4">&lt;telefonoFijo&gt;911 (Estados Unidos)&lt;/telefonoFijo&gt;</text:span></text:p>
      <text:p text:style-name="P11"><text:span text:style-name="T4">&lt;/contacto&gt;</text:span></text:p>
      <text:p text:style-name="P11"><text:span text:style-name="T4">&lt;/agenda&gt;</text:span></text:p>
      <text:p text:style-name="P11"><text:span text:style-name="T4"/></text:p>
      <text:p text:style-name="P16"><text:span text:style-name="T4">9. El sistema solar</text:span></text:p>
      <text:p text:style-name="P11"><text:span text:style-name="T4"/></text:p>
      <text:p text:style-name="P11"><text:span text:style-name="T4">&lt;?xml version="1.0" encoding="UTF-8"?&gt;</text:span></text:p>
      <text:p text:style-name="P11"><text:span text:style-name="T4">&lt;!DOCTYPE sistemaSolar [</text:span></text:p>
      <text:p text:style-name="P11"><text:span text:style-name="T4">&lt;!ELEMENT sistemaSolar (cuerpo|asteroide)*&gt;</text:span></text:p>
      <text:p text:style-name="P11"><text:span text:style-name="T4">&lt;!ELEMENT cuerpo ((planeta|satelite)+)&gt;</text:span></text:p>
      <text:p text:style-name="P11"><text:span text:style-name="T4">&lt;!ELEMENT planeta (#PCDATA)&gt;</text:span></text:p>
      <text:p text:style-name="P11"><text:span text:style-name="T4">&lt;!ELEMENT satelite (#PCDATA)&gt;</text:span></text:p>
      <text:p text:style-name="P11"><text:span text:style-name="T4">&lt;!ELEMENT asteroide (#PCDATA)&gt;</text:span></text:p>
      <text:p text:style-name="P11"><text:span text:style-name="T4">]&gt;</text:span></text:p>
      <text:p text:style-name="P11"><text:span text:style-name="T4">&lt;sistemaSolar&gt;</text:span></text:p>
      <text:p text:style-name="P11"><text:span text:style-name="T4">&lt;cuerpo&gt;</text:span></text:p>
      <text:p text:style-name="P11"><text:span text:style-name="T4">&lt;planeta&gt;Tierra&lt;/planeta&gt;</text:span></text:p>
      <text:p text:style-name="P11"><text:span text:style-name="T4">&lt;satelite&gt;Luna&lt;/satelite&gt;</text:span></text:p>
      <text:p text:style-name="P11"><text:span text:style-name="T4">&lt;/cuerpo&gt;</text:span></text:p>
      <text:p text:style-name="P11"><text:span text:style-name="T4">&lt;asteroide&gt;Ceres&lt;/asteroide&gt;</text:span></text:p>
      <text:p text:style-name="P11"><text:span text:style-name="T4">&lt;/sistemaSolar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7" meta:paragraph-count="261" meta:word-count="593" meta:character-count="5801" meta:non-whitespace-character-count="5469"/>
  </office:meta>
</office:document-meta>
</file>